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094in" svg:height="6.3646in" svg:x="6.3783in" svg:y="0.3673in">
            <draw:object draw:notify-on-update-of-ranges="Sheet1.A1:Sheet1.A1 Sheet1.A2:Sheet1.A24 Sheet1.B1:Sheet1.B1 Sheet1.B2:Sheet1.B24 Sheet1.A1:Sheet1.A1 Sheet1.A2:Sheet1.A24 Sheet1.C1:Sheet1.C1 Sheet1.C2:Sheet1.C24 Sheet1.A1:Sheet1.A1 Sheet1.A2:Sheet1.A24 Sheet1.D1:Sheet1.D1 Sheet1.D2:Sheet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2</text:p>
          </table:table-cell>
        </table:table-row>
        <table:table-row table:style-name="ro1">
          <table:table-cell office:value-type="string" calcext:value-type="string">
            <text:p>Intervalle</text:p>
          </table:table-cell>
          <table:table-cell table:formula="of:=CONFIDENCE(0.05;[.B3];20)" office:value-type="float" office:value="65.4962452946993" calcext:value-type="float">
            <text:p>65.4962452946993</text:p>
          </table:table-cell>
          <table:table-cell table:formula="of:=CONFIDENCE(0.05;[.C3];20)" office:value-type="float" office:value="343.717087018879" calcext:value-type="float">
            <text:p>343.717087018879</text:p>
          </table:table-cell>
          <table:table-cell table:formula="of:=CONFIDENCE(0.05;[.D3];20)" office:value-type="float" office:value="91.5870943016941" calcext:value-type="float">
            <text:p>91.5870943016941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5:.B24])" office:value-type="float" office:value="149.445661150061" calcext:value-type="float">
            <text:p>149.445661150061</text:p>
          </table:table-cell>
          <table:table-cell table:formula="of:=STDEV([.C5:.C24])" office:value-type="float" office:value="784.274382248699" calcext:value-type="float">
            <text:p>784.274382248699</text:p>
          </table:table-cell>
          <table:table-cell table:formula="of:=STDEV([.D5:.D24])" office:value-type="float" office:value="208.978297903092" calcext:value-type="float">
            <text:p>208.978297903092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5:.B24])" office:value-type="float" office:value="8873.8555" calcext:value-type="float">
            <text:p>8873.8555</text:p>
          </table:table-cell>
          <table:table-cell table:formula="of:=AVERAGE([.C5:.C24])" office:value-type="float" office:value="32400.699" calcext:value-type="float">
            <text:p>32400.699</text:p>
          </table:table-cell>
          <table:table-cell table:formula="of:=AVERAGE([.D5:.D24])" office:value-type="float" office:value="9028.6545" calcext:value-type="float">
            <text:p>9028.6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02.49" calcext:value-type="float">
            <text:p>8902.49</text:p>
          </table:table-cell>
          <table:table-cell office:value-type="float" office:value="32171.68" calcext:value-type="float">
            <text:p>32171.68</text:p>
          </table:table-cell>
          <table:table-cell office:value-type="float" office:value="9111.36" calcext:value-type="float">
            <text:p>9111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34.06" calcext:value-type="float">
            <text:p>8934.06</text:p>
          </table:table-cell>
          <table:table-cell office:value-type="float" office:value="32236.98" calcext:value-type="float">
            <text:p>32236.98</text:p>
          </table:table-cell>
          <table:table-cell office:value-type="float" office:value="9254.97" calcext:value-type="float">
            <text:p>9254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81.21" calcext:value-type="float">
            <text:p>8881.21</text:p>
          </table:table-cell>
          <table:table-cell office:value-type="float" office:value="32489.57" calcext:value-type="float">
            <text:p>32489.57</text:p>
          </table:table-cell>
          <table:table-cell office:value-type="float" office:value="9053.54" calcext:value-type="float">
            <text:p>9053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12.48" calcext:value-type="float">
            <text:p>8712.48</text:p>
          </table:table-cell>
          <table:table-cell office:value-type="float" office:value="31737.83" calcext:value-type="float">
            <text:p>31737.83</text:p>
          </table:table-cell>
          <table:table-cell office:value-type="float" office:value="9059.58" calcext:value-type="float">
            <text:p>9059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13.66" calcext:value-type="float">
            <text:p>8913.66</text:p>
          </table:table-cell>
          <table:table-cell office:value-type="float" office:value="32289.26" calcext:value-type="float">
            <text:p>32289.26</text:p>
          </table:table-cell>
          <table:table-cell office:value-type="float" office:value="9105.44" calcext:value-type="float">
            <text:p>9105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70.45" calcext:value-type="float">
            <text:p>8870.45</text:p>
          </table:table-cell>
          <table:table-cell office:value-type="float" office:value="35048.73" calcext:value-type="float">
            <text:p>35048.73</text:p>
          </table:table-cell>
          <table:table-cell office:value-type="float" office:value="8853.56" calcext:value-type="float">
            <text:p>8853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38.98" calcext:value-type="float">
            <text:p>8838.98</text:p>
          </table:table-cell>
          <table:table-cell office:value-type="float" office:value="32288.17" calcext:value-type="float">
            <text:p>32288.17</text:p>
          </table:table-cell>
          <table:table-cell office:value-type="float" office:value="8609.53" calcext:value-type="float">
            <text:p>8609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99.89" calcext:value-type="float">
            <text:p>8899.89</text:p>
          </table:table-cell>
          <table:table-cell office:value-type="float" office:value="32006.23" calcext:value-type="float">
            <text:p>32006.23</text:p>
          </table:table-cell>
          <table:table-cell office:value-type="float" office:value="9337.57" calcext:value-type="float">
            <text:p>9337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16.32" calcext:value-type="float">
            <text:p>8816.32</text:p>
          </table:table-cell>
          <table:table-cell office:value-type="float" office:value="32358.58" calcext:value-type="float">
            <text:p>32358.58</text:p>
          </table:table-cell>
          <table:table-cell office:value-type="float" office:value="9365.47" calcext:value-type="float">
            <text:p>9365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66.4" calcext:value-type="float">
            <text:p>9366.4</text:p>
          </table:table-cell>
          <table:table-cell office:value-type="float" office:value="32149.13" calcext:value-type="float">
            <text:p>32149.13</text:p>
          </table:table-cell>
          <table:table-cell office:value-type="float" office:value="9138.52" calcext:value-type="float">
            <text:p>9138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15.97" calcext:value-type="float">
            <text:p>8815.97</text:p>
          </table:table-cell>
          <table:table-cell office:value-type="float" office:value="32135.99" calcext:value-type="float">
            <text:p>32135.99</text:p>
          </table:table-cell>
          <table:table-cell office:value-type="float" office:value="9174.32" calcext:value-type="float">
            <text:p>917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76.15" calcext:value-type="float">
            <text:p>8876.15</text:p>
          </table:table-cell>
          <table:table-cell office:value-type="float" office:value="32038" calcext:value-type="float">
            <text:p>32038</text:p>
          </table:table-cell>
          <table:table-cell office:value-type="float" office:value="8922.21" calcext:value-type="float">
            <text:p>8922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57.25" calcext:value-type="float">
            <text:p>8657.25</text:p>
          </table:table-cell>
          <table:table-cell office:value-type="float" office:value="34153.31" calcext:value-type="float">
            <text:p>34153.31</text:p>
          </table:table-cell>
          <table:table-cell office:value-type="float" office:value="8895.42" calcext:value-type="float">
            <text:p>8895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15.57" calcext:value-type="float">
            <text:p>8715.57</text:p>
          </table:table-cell>
          <table:table-cell office:value-type="float" office:value="32023.36" calcext:value-type="float">
            <text:p>32023.36</text:p>
          </table:table-cell>
          <table:table-cell office:value-type="float" office:value="9093.07" calcext:value-type="float">
            <text:p>9093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63.61" calcext:value-type="float">
            <text:p>9063.61</text:p>
          </table:table-cell>
          <table:table-cell office:value-type="float" office:value="32353.02" calcext:value-type="float">
            <text:p>32353.02</text:p>
          </table:table-cell>
          <table:table-cell office:value-type="float" office:value="9154.89" calcext:value-type="float">
            <text:p>9154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61.15" calcext:value-type="float">
            <text:p>8961.15</text:p>
          </table:table-cell>
          <table:table-cell office:value-type="float" office:value="32260.49" calcext:value-type="float">
            <text:p>32260.49</text:p>
          </table:table-cell>
          <table:table-cell office:value-type="float" office:value="9079.16" calcext:value-type="float">
            <text:p>9079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43.74" calcext:value-type="float">
            <text:p>8843.74</text:p>
          </table:table-cell>
          <table:table-cell office:value-type="float" office:value="32137.31" calcext:value-type="float">
            <text:p>32137.31</text:p>
          </table:table-cell>
          <table:table-cell office:value-type="float" office:value="8835.31" calcext:value-type="float">
            <text:p>8835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47.1" calcext:value-type="float">
            <text:p>8747.1</text:p>
          </table:table-cell>
          <table:table-cell office:value-type="float" office:value="31957.35" calcext:value-type="float">
            <text:p>31957.35</text:p>
          </table:table-cell>
          <table:table-cell office:value-type="float" office:value="8988.65" calcext:value-type="float">
            <text:p>8988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81.92" calcext:value-type="float">
            <text:p>8781.92</text:p>
          </table:table-cell>
          <table:table-cell office:value-type="float" office:value="32039.17" calcext:value-type="float">
            <text:p>32039.17</text:p>
          </table:table-cell>
          <table:table-cell office:value-type="float" office:value="8984.17" calcext:value-type="float">
            <text:p>8984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78.71" calcext:value-type="float">
            <text:p>8878.71</text:p>
          </table:table-cell>
          <table:table-cell office:value-type="float" office:value="32139.82" calcext:value-type="float">
            <text:p>32139.82</text:p>
          </table:table-cell>
          <table:table-cell office:value-type="float" office:value="8556.35" calcext:value-type="float">
            <text:p>8556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5:53:56.697651138</meta:creation-date>
    <dc:date>2020-04-12T17:13:23.918636275</dc:date>
    <meta:editing-duration>PT7M26S</meta:editing-duration>
    <meta:editing-cycles>1</meta:editing-cycles>
    <meta:document-statistic meta:table-count="1" meta:cell-count="95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47cm" svg:height="16.167cm" xlink:href=".." xlink:type="simple" chart:class="chart:scatter" chart:style-name="ch1">
        <chart:legend chart:legend-position="end" svg:x="22.442cm" svg:y="7.286cm" style:legend-expansion="high" chart:style-name="ch2"/>
        <chart:plot-area chart:style-name="ch3" table:cell-range-address="Sheet1.A1:Sheet1.D24" chart:data-source-has-labels="row" svg:x="0.988cm" svg:y="0.326cm" svg:width="20.266cm" svg:height="15.105cm">
          <chartooo:coordinate-region svg:x="2.165cm" svg:y="0.525cm" svg:width="18.902cm" svg:height="14.259cm"/>
          <chart:axis chart:dimension="x" chart:name="primary-x" chart:style-name="ch4">
            <chart:title svg:x="10.349cm" svg:y="15.607cm" chart:style-name="ch5">
              <text:p>Exécution</text:p>
            </chart:title>
          </chart:axis>
          <chart:axis chart:dimension="y" chart:name="primary-y" chart:style-name="ch4">
            <chart:title svg:x="0.264cm" svg:y="9.93cm" chart:style-name="ch6">
              <text:p>Temps d'exécution (ms)</text:p>
            </chart:title>
            <chart:grid chart:style-name="ch7" chart:class="major"/>
          </chart:axis>
          <chart:series chart:style-name="ch8" chart:values-cell-range-address="Sheet1.B2:Sheet1.B24" chart:label-cell-address="Sheet1.B1:Sheet1.B1" chart:class="chart:scatter">
            <chart:domain table:cell-range-address="Sheet1.A2:Sheet1.A24"/>
            <chart:data-point chart:repeated="23"/>
          </chart:series>
          <chart:series chart:style-name="ch9" chart:values-cell-range-address="Sheet1.C2:Sheet1.C24" chart:label-cell-address="Sheet1.C1:Sheet1.C1" chart:class="chart:scatter">
            <chart:data-point chart:repeated="23"/>
          </chart:series>
          <chart:series chart:style-name="ch10" chart:values-cell-range-address="Sheet1.D2:Sheet1.D24" chart:label-cell-address="Sheet1.D1:Sheet1.D1" chart:class="chart:scatte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3</text:p>
                <draw:g>
                  <svg:desc>Sheet1.B1:Sheet1.B1</svg:desc>
                </draw:g>
              </table:table-cell>
              <table:table-cell office:value-type="string">
                <text:p>O0</text:p>
                <draw:g>
                  <svg:desc>Sheet1.C1:Sheet1.C1</svg:desc>
                </draw:g>
              </table:table-cell>
              <table:table-cell office:value-type="string">
                <text:p>O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24</svg:desc>
                </draw:g>
              </table:table-cell>
              <table:table-cell office:value-type="float" office:value="65.4962452946993">
                <text:p>65.4962452946993</text:p>
                <draw:g>
                  <svg:desc>Sheet1.B2:Sheet1.B24</svg:desc>
                </draw:g>
              </table:table-cell>
              <table:table-cell office:value-type="float" office:value="343.717087018879">
                <text:p>343.717087018879</text:p>
                <draw:g>
                  <svg:desc>Sheet1.C2:Sheet1.C24</svg:desc>
                </draw:g>
              </table:table-cell>
              <table:table-cell office:value-type="float" office:value="91.5870943016941">
                <text:p>91.5870943016941</text:p>
                <draw:g>
                  <svg:desc>Sheet1.D2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9.445661150061">
                <text:p>149.445661150061</text:p>
              </table:table-cell>
              <table:table-cell office:value-type="float" office:value="784.274382248699">
                <text:p>784.274382248699</text:p>
              </table:table-cell>
              <table:table-cell office:value-type="float" office:value="208.978297903092">
                <text:p>208.978297903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873.8555">
                <text:p>8873.8555</text:p>
              </table:table-cell>
              <table:table-cell office:value-type="float" office:value="32400.699">
                <text:p>32400.699</text:p>
              </table:table-cell>
              <table:table-cell office:value-type="float" office:value="9028.6545">
                <text:p>9028.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902.49">
                <text:p>8902.49</text:p>
              </table:table-cell>
              <table:table-cell office:value-type="float" office:value="32171.68">
                <text:p>32171.68</text:p>
              </table:table-cell>
              <table:table-cell office:value-type="float" office:value="9111.36">
                <text:p>9111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934.06">
                <text:p>8934.06</text:p>
              </table:table-cell>
              <table:table-cell office:value-type="float" office:value="32236.98">
                <text:p>32236.98</text:p>
              </table:table-cell>
              <table:table-cell office:value-type="float" office:value="9254.97">
                <text:p>925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881.21">
                <text:p>8881.21</text:p>
              </table:table-cell>
              <table:table-cell office:value-type="float" office:value="32489.57">
                <text:p>32489.57</text:p>
              </table:table-cell>
              <table:table-cell office:value-type="float" office:value="9053.54">
                <text:p>9053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712.48">
                <text:p>8712.48</text:p>
              </table:table-cell>
              <table:table-cell office:value-type="float" office:value="31737.83">
                <text:p>31737.83</text:p>
              </table:table-cell>
              <table:table-cell office:value-type="float" office:value="9059.58">
                <text:p>9059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913.66">
                <text:p>8913.66</text:p>
              </table:table-cell>
              <table:table-cell office:value-type="float" office:value="32289.26">
                <text:p>32289.26</text:p>
              </table:table-cell>
              <table:table-cell office:value-type="float" office:value="9105.44">
                <text:p>9105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870.45">
                <text:p>8870.45</text:p>
              </table:table-cell>
              <table:table-cell office:value-type="float" office:value="35048.73">
                <text:p>35048.73</text:p>
              </table:table-cell>
              <table:table-cell office:value-type="float" office:value="8853.56">
                <text:p>8853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838.98">
                <text:p>8838.98</text:p>
              </table:table-cell>
              <table:table-cell office:value-type="float" office:value="32288.17">
                <text:p>32288.17</text:p>
              </table:table-cell>
              <table:table-cell office:value-type="float" office:value="8609.53">
                <text:p>8609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899.89">
                <text:p>8899.89</text:p>
              </table:table-cell>
              <table:table-cell office:value-type="float" office:value="32006.23">
                <text:p>32006.23</text:p>
              </table:table-cell>
              <table:table-cell office:value-type="float" office:value="9337.57">
                <text:p>9337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816.32">
                <text:p>8816.32</text:p>
              </table:table-cell>
              <table:table-cell office:value-type="float" office:value="32358.58">
                <text:p>32358.58</text:p>
              </table:table-cell>
              <table:table-cell office:value-type="float" office:value="9365.47">
                <text:p>9365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366.4">
                <text:p>9366.4</text:p>
              </table:table-cell>
              <table:table-cell office:value-type="float" office:value="32149.13">
                <text:p>32149.13</text:p>
              </table:table-cell>
              <table:table-cell office:value-type="float" office:value="9138.52">
                <text:p>9138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815.97">
                <text:p>8815.97</text:p>
              </table:table-cell>
              <table:table-cell office:value-type="float" office:value="32135.99">
                <text:p>32135.99</text:p>
              </table:table-cell>
              <table:table-cell office:value-type="float" office:value="9174.32">
                <text:p>9174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876.15">
                <text:p>8876.15</text:p>
              </table:table-cell>
              <table:table-cell office:value-type="float" office:value="32038">
                <text:p>32038</text:p>
              </table:table-cell>
              <table:table-cell office:value-type="float" office:value="8922.21">
                <text:p>892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8657.25">
                <text:p>8657.25</text:p>
              </table:table-cell>
              <table:table-cell office:value-type="float" office:value="34153.31">
                <text:p>34153.31</text:p>
              </table:table-cell>
              <table:table-cell office:value-type="float" office:value="8895.42">
                <text:p>8895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8715.57">
                <text:p>8715.57</text:p>
              </table:table-cell>
              <table:table-cell office:value-type="float" office:value="32023.36">
                <text:p>32023.36</text:p>
              </table:table-cell>
              <table:table-cell office:value-type="float" office:value="9093.07">
                <text:p>9093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9063.61">
                <text:p>9063.61</text:p>
              </table:table-cell>
              <table:table-cell office:value-type="float" office:value="32353.02">
                <text:p>32353.02</text:p>
              </table:table-cell>
              <table:table-cell office:value-type="float" office:value="9154.89">
                <text:p>9154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8961.15">
                <text:p>8961.15</text:p>
              </table:table-cell>
              <table:table-cell office:value-type="float" office:value="32260.49">
                <text:p>32260.49</text:p>
              </table:table-cell>
              <table:table-cell office:value-type="float" office:value="9079.16">
                <text:p>9079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8843.74">
                <text:p>8843.74</text:p>
              </table:table-cell>
              <table:table-cell office:value-type="float" office:value="32137.31">
                <text:p>32137.31</text:p>
              </table:table-cell>
              <table:table-cell office:value-type="float" office:value="8835.31">
                <text:p>8835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8747.1">
                <text:p>8747.1</text:p>
              </table:table-cell>
              <table:table-cell office:value-type="float" office:value="31957.35">
                <text:p>31957.35</text:p>
              </table:table-cell>
              <table:table-cell office:value-type="float" office:value="8988.65">
                <text:p>8988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8781.92">
                <text:p>8781.92</text:p>
              </table:table-cell>
              <table:table-cell office:value-type="float" office:value="32039.17">
                <text:p>32039.17</text:p>
              </table:table-cell>
              <table:table-cell office:value-type="float" office:value="8984.17">
                <text:p>898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8878.71">
                <text:p>8878.71</text:p>
              </table:table-cell>
              <table:table-cell office:value-type="float" office:value="32139.82">
                <text:p>32139.82</text:p>
              </table:table-cell>
              <table:table-cell office:value-type="float" office:value="8556.35">
                <text:p>8556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